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Pictures/100008AC000001BE000001BE45F4079C706CCC08.svg" manifest:media-type="image/svg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50.51mm" svg:height="100.01mm" svg:x="126.68mm" svg:y="56.88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78.77mm" svg:height="94.2mm" svg:x="67.4mm" svg:y="0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RADIANS([.A3]))" office:value-type="float" office:value="0.0871557427476583" calcext:value-type="float">
            <text:p>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RADIANS([.A4]))" office:value-type="float" office:value="0.17364817766693" calcext:value-type="float">
            <text:p>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RADIANS([.A5]))" office:value-type="float" office:value="0.258819045102521" calcext:value-type="float">
            <text:p>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RADIANS([.A6]))" office:value-type="float" office:value="0.342020143325669" calcext:value-type="float">
            <text:p>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RADIANS([.A7]))" office:value-type="float" office:value="0.422618261740699" calcext:value-type="float">
            <text:p>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RADIANS([.A8]))" office:value-type="float" office:value="0.5" calcext:value-type="float">
            <text:p>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RADIANS([.A9]))" office:value-type="float" office:value="0.573576436351047" calcext:value-type="float">
            <text:p>0,5735764363510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RADIANS([.A10]))" office:value-type="float" office:value="0.64278760968654" calcext:value-type="float">
            <text:p>0,642787609686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RADIANS([.A11]))" office:value-type="float" office:value="0.707106781186548" calcext:value-type="float">
            <text:p>0,7071067811865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RADIANS([.A12]))" office:value-type="float" office:value="0.766044443118978" calcext:value-type="float">
            <text:p>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RADIANS([.A13]))" office:value-type="float" office:value="0.819152044288992" calcext:value-type="float">
            <text:p>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RADIANS([.A14]))" office:value-type="float" office:value="0.866025403784439" calcext:value-type="float">
            <text:p>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RADIANS([.A15]))" office:value-type="float" office:value="0.90630778703665" calcext:value-type="float">
            <text:p>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RADIANS([.A16]))" office:value-type="float" office:value="0.939692620785908" calcext:value-type="float">
            <text:p>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RADIANS([.A17]))" office:value-type="float" office:value="0.965925826289068" calcext:value-type="float">
            <text:p>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RADIANS([.A18]))" office:value-type="float" office:value="0.984807753012208" calcext:value-type="float">
            <text:p>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RADIANS([.A19]))" office:value-type="float" office:value="0.996194698091746" calcext:value-type="float">
            <text:p>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RADIANS([.A20])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RADIANS([.A21]))" office:value-type="float" office:value="0.996194698091746" calcext:value-type="float">
            <text:p>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RADIANS([.A22]))" office:value-type="float" office:value="0.984807753012208" calcext:value-type="float">
            <text:p>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RADIANS([.A23]))" office:value-type="float" office:value="0.965925826289068" calcext:value-type="float">
            <text:p>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RADIANS([.A24]))" office:value-type="float" office:value="0.939692620785908" calcext:value-type="float">
            <text:p>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RADIANS([.A25]))" office:value-type="float" office:value="0.90630778703665" calcext:value-type="float">
            <text:p>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RADIANS([.A26]))" office:value-type="float" office:value="0.866025403784438" calcext:value-type="float">
            <text:p>0,8660254037844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RADIANS([.A27]))" office:value-type="float" office:value="0.819152044288992" calcext:value-type="float">
            <text:p>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RADIANS([.A28]))" office:value-type="float" office:value="0.766044443118978" calcext:value-type="float">
            <text:p>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RADIANS([.A29]))" office:value-type="float" office:value="0.707106781186547" calcext:value-type="float">
            <text:p>0,7071067811865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RADIANS([.A30]))" office:value-type="float" office:value="0.642787609686539" calcext:value-type="float">
            <text:p>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RADIANS([.A31]))" office:value-type="float" office:value="0.573576436351046" calcext:value-type="float">
            <text:p>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RADIANS([.A32]))" office:value-type="float" office:value="0.5" calcext:value-type="float">
            <text:p>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RADIANS([.A33]))" office:value-type="float" office:value="0.422618261740699" calcext:value-type="float">
            <text:p>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RADIANS([.A34]))" office:value-type="float" office:value="0.342020143325669" calcext:value-type="float">
            <text:p>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RADIANS([.A35]))" office:value-type="float" office:value="0.258819045102521" calcext:value-type="float">
            <text:p>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RADIANS([.A36]))" office:value-type="float" office:value="0.17364817766693" calcext:value-type="float">
            <text:p>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RADIANS([.A37]))" office:value-type="float" office:value="0.0871557427476579" calcext:value-type="float">
            <text:p>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RADIANS([.A38]))" office:value-type="float" office:value="-1.22464679914735E-016" calcext:value-type="float">
            <text:p>-1,22464679914735E-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RADIANS([.A39]))" office:value-type="float" office:value="-0.0871557427476582" calcext:value-type="float">
            <text:p>-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RADIANS([.A40]))" office:value-type="float" office:value="-0.17364817766693" calcext:value-type="float">
            <text:p>-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RADIANS([.A41]))" office:value-type="float" office:value="-0.258819045102521" calcext:value-type="float">
            <text:p>-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RADIANS([.A42]))" office:value-type="float" office:value="-0.342020143325669" calcext:value-type="float">
            <text:p>-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RADIANS([.A43]))" office:value-type="float" office:value="-0.422618261740699" calcext:value-type="float">
            <text:p>-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RADIANS([.A44]))" office:value-type="float" office:value="-0.5" calcext:value-type="float">
            <text:p>-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RADIANS([.A45]))" office:value-type="float" office:value="-0.573576436351046" calcext:value-type="float">
            <text:p>-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RADIANS([.A46]))" office:value-type="float" office:value="-0.642787609686539" calcext:value-type="float">
            <text:p>-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RADIANS([.A47]))" office:value-type="float" office:value="-0.707106781186548" calcext:value-type="float">
            <text:p>-0,7071067811865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RADIANS([.A48]))" office:value-type="float" office:value="-0.766044443118978" calcext:value-type="float">
            <text:p>-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RADIANS([.A49]))" office:value-type="float" office:value="-0.819152044288992" calcext:value-type="float">
            <text:p>-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RADIANS([.A50]))" office:value-type="float" office:value="-0.866025403784439" calcext:value-type="float">
            <text:p>-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RADIANS([.A51]))" office:value-type="float" office:value="-0.90630778703665" calcext:value-type="float">
            <text:p>-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RADIANS([.A52]))" office:value-type="float" office:value="-0.939692620785908" calcext:value-type="float">
            <text:p>-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RADIANS([.A53]))" office:value-type="float" office:value="-0.965925826289068" calcext:value-type="float">
            <text:p>-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RADIANS([.A54]))" office:value-type="float" office:value="-0.984807753012208" calcext:value-type="float">
            <text:p>-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RADIANS([.A55]))" office:value-type="float" office:value="-0.996194698091746" calcext:value-type="float">
            <text:p>-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RADIANS([.A56]))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RADIANS([.A57]))" office:value-type="float" office:value="-0.996194698091746" calcext:value-type="float">
            <text:p>-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RADIANS([.A58]))" office:value-type="float" office:value="-0.984807753012208" calcext:value-type="float">
            <text:p>-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RADIANS([.A59]))" office:value-type="float" office:value="-0.965925826289068" calcext:value-type="float">
            <text:p>-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RADIANS([.A60]))" office:value-type="float" office:value="-0.939692620785908" calcext:value-type="float">
            <text:p>-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RADIANS([.A61]))" office:value-type="float" office:value="-0.90630778703665" calcext:value-type="float">
            <text:p>-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RADIANS([.A62]))" office:value-type="float" office:value="-0.866025403784439" calcext:value-type="float">
            <text:p>-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RADIANS([.A63]))" office:value-type="float" office:value="-0.819152044288992" calcext:value-type="float">
            <text:p>-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RADIANS([.A64]))" office:value-type="float" office:value="-0.766044443118978" calcext:value-type="float">
            <text:p>-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RADIANS([.A65]))" office:value-type="float" office:value="-0.707106781186547" calcext:value-type="float">
            <text:p>-0,7071067811865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RADIANS([.A66]))" office:value-type="float" office:value="-0.642787609686539" calcext:value-type="float">
            <text:p>-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RADIANS([.A67]))" office:value-type="float" office:value="-0.573576436351046" calcext:value-type="float">
            <text:p>-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RADIANS([.A68]))" office:value-type="float" office:value="-0.5" calcext:value-type="float">
            <text:p>-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RADIANS([.A69]))" office:value-type="float" office:value="-0.422618261740699" calcext:value-type="float">
            <text:p>-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RADIANS([.A70]))" office:value-type="float" office:value="-0.342020143325669" calcext:value-type="float">
            <text:p>-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RADIANS([.A71]))" office:value-type="float" office:value="-0.258819045102521" calcext:value-type="float">
            <text:p>-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RADIANS([.A72]))" office:value-type="float" office:value="-0.17364817766693" calcext:value-type="float">
            <text:p>-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RADIANS([.A73]))" office:value-type="float" office:value="-0.0871557427476582" calcext:value-type="float">
            <text:p>-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RADIANS([.A74])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RADIANS([.A75]))" office:value-type="float" office:value="0.0871557427476582" calcext:value-type="float">
            <text:p>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RADIANS([.A76]))" office:value-type="float" office:value="0.17364817766693" calcext:value-type="float">
            <text:p>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RADIANS([.A77]))" office:value-type="float" office:value="0.258819045102521" calcext:value-type="float">
            <text:p>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RADIANS([.A78]))" office:value-type="float" office:value="0.342020143325669" calcext:value-type="float">
            <text:p>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RADIANS([.A79]))" office:value-type="float" office:value="0.422618261740699" calcext:value-type="float">
            <text:p>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RADIANS([.A80]))" office:value-type="float" office:value="0.5" calcext:value-type="float">
            <text:p>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RADIANS([.A81]))" office:value-type="float" office:value="0.573576436351046" calcext:value-type="float">
            <text:p>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RADIANS([.A82]))" office:value-type="float" office:value="0.642787609686539" calcext:value-type="float">
            <text:p>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RADIANS([.A83]))" office:value-type="float" office:value="0.707106781186547" calcext:value-type="float">
            <text:p>0,7071067811865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RADIANS([.A84]))" office:value-type="float" office:value="0.766044443118978" calcext:value-type="float">
            <text:p>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RADIANS([.A85]))" office:value-type="float" office:value="0.819152044288992" calcext:value-type="float">
            <text:p>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RADIANS([.A86]))" office:value-type="float" office:value="0.866025403784439" calcext:value-type="float">
            <text:p>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RADIANS([.A87]))" office:value-type="float" office:value="0.90630778703665" calcext:value-type="float">
            <text:p>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RADIANS([.A88]))" office:value-type="float" office:value="0.939692620785908" calcext:value-type="float">
            <text:p>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RADIANS([.A89]))" office:value-type="float" office:value="0.965925826289068" calcext:value-type="float">
            <text:p>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RADIANS([.A90]))" office:value-type="float" office:value="0.984807753012208" calcext:value-type="float">
            <text:p>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RADIANS([.A91]))" office:value-type="float" office:value="0.996194698091746" calcext:value-type="float">
            <text:p>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RADIANS([.A92])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RADIANS([.A93]))" office:value-type="float" office:value="0.996194698091746" calcext:value-type="float">
            <text:p>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RADIANS([.A94]))" office:value-type="float" office:value="0.984807753012208" calcext:value-type="float">
            <text:p>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RADIANS([.A95]))" office:value-type="float" office:value="0.965925826289068" calcext:value-type="float">
            <text:p>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RADIANS([.A96]))" office:value-type="float" office:value="0.939692620785908" calcext:value-type="float">
            <text:p>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RADIANS([.A97]))" office:value-type="float" office:value="0.90630778703665" calcext:value-type="float">
            <text:p>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RADIANS([.A98]))" office:value-type="float" office:value="0.866025403784439" calcext:value-type="float">
            <text:p>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RADIANS([.A99]))" office:value-type="float" office:value="0.819152044288992" calcext:value-type="float">
            <text:p>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RADIANS([.A100]))" office:value-type="float" office:value="0.766044443118978" calcext:value-type="float">
            <text:p>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RADIANS([.A101]))" office:value-type="float" office:value="0.707106781186548" calcext:value-type="float">
            <text:p>0,7071067811865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RADIANS([.A102]))" office:value-type="float" office:value="0.642787609686539" calcext:value-type="float">
            <text:p>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RADIANS([.A103]))" office:value-type="float" office:value="0.573576436351046" calcext:value-type="float">
            <text:p>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RADIANS([.A104]))" office:value-type="float" office:value="0.5" calcext:value-type="float">
            <text:p>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RADIANS([.A105]))" office:value-type="float" office:value="0.422618261740699" calcext:value-type="float">
            <text:p>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RADIANS([.A106]))" office:value-type="float" office:value="0.342020143325669" calcext:value-type="float">
            <text:p>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RADIANS([.A107]))" office:value-type="float" office:value="0.258819045102521" calcext:value-type="float">
            <text:p>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RADIANS([.A108]))" office:value-type="float" office:value="0.17364817766693" calcext:value-type="float">
            <text:p>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RADIANS([.A109]))" office:value-type="float" office:value="0.0871557427476582" calcext:value-type="float">
            <text:p>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RADIANS([.A110]))" office:value-type="float" office:value="1.22464679914735E-016" calcext:value-type="float">
            <text:p>1,22464679914735E-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RADIANS([.A111]))" office:value-type="float" office:value="-0.0871557427476579" calcext:value-type="float">
            <text:p>-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RADIANS([.A112]))" office:value-type="float" office:value="-0.17364817766693" calcext:value-type="float">
            <text:p>-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RADIANS([.A113]))" office:value-type="float" office:value="-0.258819045102521" calcext:value-type="float">
            <text:p>-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RADIANS([.A114]))" office:value-type="float" office:value="-0.342020143325669" calcext:value-type="float">
            <text:p>-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RADIANS([.A115]))" office:value-type="float" office:value="-0.422618261740699" calcext:value-type="float">
            <text:p>-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RADIANS([.A116]))" office:value-type="float" office:value="-0.5" calcext:value-type="float">
            <text:p>-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RADIANS([.A117]))" office:value-type="float" office:value="-0.573576436351046" calcext:value-type="float">
            <text:p>-0,5735764363510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RADIANS([.A118]))" office:value-type="float" office:value="-0.642787609686539" calcext:value-type="float">
            <text:p>-0,6427876096865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RADIANS([.A119]))" office:value-type="float" office:value="-0.707106781186547" calcext:value-type="float">
            <text:p>-0,7071067811865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RADIANS([.A120]))" office:value-type="float" office:value="-0.766044443118978" calcext:value-type="float">
            <text:p>-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RADIANS([.A121]))" office:value-type="float" office:value="-0.819152044288992" calcext:value-type="float">
            <text:p>-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RADIANS([.A122]))" office:value-type="float" office:value="-0.866025403784438" calcext:value-type="float">
            <text:p>-0,8660254037844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RADIANS([.A123]))" office:value-type="float" office:value="-0.90630778703665" calcext:value-type="float">
            <text:p>-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RADIANS([.A124]))" office:value-type="float" office:value="-0.939692620785908" calcext:value-type="float">
            <text:p>-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RADIANS([.A125]))" office:value-type="float" office:value="-0.965925826289068" calcext:value-type="float">
            <text:p>-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RADIANS([.A126]))" office:value-type="float" office:value="-0.984807753012208" calcext:value-type="float">
            <text:p>-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RADIANS([.A127]))" office:value-type="float" office:value="-0.996194698091746" calcext:value-type="float">
            <text:p>-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RADIANS([.A128]))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RADIANS([.A129]))" office:value-type="float" office:value="-0.996194698091746" calcext:value-type="float">
            <text:p>-0,9961946980917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RADIANS([.A130]))" office:value-type="float" office:value="-0.984807753012208" calcext:value-type="float">
            <text:p>-0,9848077530122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RADIANS([.A131]))" office:value-type="float" office:value="-0.965925826289068" calcext:value-type="float">
            <text:p>-0,96592582628906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RADIANS([.A132]))" office:value-type="float" office:value="-0.939692620785908" calcext:value-type="float">
            <text:p>-0,9396926207859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RADIANS([.A133]))" office:value-type="float" office:value="-0.90630778703665" calcext:value-type="float">
            <text:p>-0,906307787036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RADIANS([.A134]))" office:value-type="float" office:value="-0.866025403784439" calcext:value-type="float">
            <text:p>-0,8660254037844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RADIANS([.A135]))" office:value-type="float" office:value="-0.819152044288992" calcext:value-type="float">
            <text:p>-0,81915204428899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RADIANS([.A136]))" office:value-type="float" office:value="-0.766044443118978" calcext:value-type="float">
            <text:p>-0,7660444431189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RADIANS([.A137]))" office:value-type="float" office:value="-0.707106781186548" calcext:value-type="float">
            <text:p>-0,7071067811865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RADIANS([.A138]))" office:value-type="float" office:value="-0.64278760968654" calcext:value-type="float">
            <text:p>-0,642787609686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RADIANS([.A139]))" office:value-type="float" office:value="-0.573576436351047" calcext:value-type="float">
            <text:p>-0,57357643635104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RADIANS([.A140]))" office:value-type="float" office:value="-0.5" calcext:value-type="float">
            <text:p>-0,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RADIANS([.A141]))" office:value-type="float" office:value="-0.422618261740699" calcext:value-type="float">
            <text:p>-0,4226182617406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RADIANS([.A142]))" office:value-type="float" office:value="-0.342020143325669" calcext:value-type="float">
            <text:p>-0,3420201433256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RADIANS([.A143]))" office:value-type="float" office:value="-0.258819045102521" calcext:value-type="float">
            <text:p>-0,2588190451025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RADIANS([.A144]))" office:value-type="float" office:value="-0.17364817766693" calcext:value-type="float">
            <text:p>-0,173648177666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RADIANS([.A145]))" office:value-type="float" office:value="-0.0871557427476583" calcext:value-type="float">
            <text:p>-0,08715574274765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RADIANS([.A146]))" office:value-type="float" office:value="-2.44929359829471E-016" calcext:value-type="float">
            <text:p>-2,44929359829471E-16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260.98mm" svg:height="151.87mm" svg:x="35.04mm" svg:y="1.06mm">
            <loext:p/>
            <draw:object draw:notify-on-update-of-ranges="'5. Pomiary'.A2:'5. Pomiary'.A33 '5. Pomiary'.B2:'5. Pomiary'.B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52" calcext:value-type="float">
            <text:p>3,52</text:p>
          </table:table-cell>
          <table:table-cell table:style-name="ce8" table:formula="of:=RAND()*0.5+0.5" office:value-type="percentage" office:value="0.579255177697632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9" calcext:value-type="float">
            <text:p>1,9</text:p>
          </table:table-cell>
          <table:table-cell table:style-name="ce8" table:formula="of:=RAND()*0.5+0.5" office:value-type="percentage" office:value="0.756293110491242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38" calcext:value-type="float">
            <text:p>2,38</text:p>
          </table:table-cell>
          <table:table-cell table:style-name="ce8" table:formula="of:=RAND()*0.5+0.5" office:value-type="percentage" office:value="0.722817605652381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71" calcext:value-type="float">
            <text:p>3,71</text:p>
          </table:table-cell>
          <table:table-cell table:style-name="ce8" table:formula="of:=RAND()*0.5+0.5" office:value-type="percentage" office:value="0.990612167690415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1" calcext:value-type="float">
            <text:p>1,1</text:p>
          </table:table-cell>
          <table:table-cell table:style-name="ce8" table:formula="of:=RAND()*0.5+0.5" office:value-type="percentage" office:value="0.533226723724511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81" calcext:value-type="float">
            <text:p>5,81</text:p>
          </table:table-cell>
          <table:table-cell table:style-name="ce8" table:formula="of:=RAND()*0.5+0.5" office:value-type="percentage" office:value="0.538135251903441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27" calcext:value-type="float">
            <text:p>2,27</text:p>
          </table:table-cell>
          <table:table-cell table:style-name="ce8" table:formula="of:=RAND()*0.5+0.5" office:value-type="percentage" office:value="0.801424633769784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32" calcext:value-type="float">
            <text:p>4,32</text:p>
          </table:table-cell>
          <table:table-cell table:style-name="ce8" table:formula="of:=RAND()*0.5+0.5" office:value-type="percentage" office:value="0.717148394382093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77" calcext:value-type="float">
            <text:p>4,77</text:p>
          </table:table-cell>
          <table:table-cell table:style-name="ce8" table:formula="of:=RAND()*0.5+0.5" office:value-type="percentage" office:value="0.834649480122607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23" calcext:value-type="float">
            <text:p>4,23</text:p>
          </table:table-cell>
          <table:table-cell table:style-name="ce8" table:formula="of:=RAND()*0.5+0.5" office:value-type="percentage" office:value="0.67465827515116" calcext:value-type="percentage">
            <text:p>6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10.6374611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5:07.421445169</dc:date>
    <meta:generator>LibreOffice/5.4.2.2$Linux_X86_64 LibreOffice_project/40m0$Build-2</meta:generator>
    <meta:editing-duration>PT2H15M3S</meta:editing-duration>
    <meta:editing-cycles>24</meta:editing-cycles>
    <meta:document-statistic meta:table-count="7" meta:cell-count="667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 draw:fill-gradient-name="Tango_20_Yellow" draw:gradient-step-count="0" draw:fill-image-name="Leaves" draw:fill-image-width="3.316cm" draw:fill-image-height="3.316cm" style:repeat="no-repeat" draw:fill-image-ref-point="center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>
        <chart:symbol-image xlink:href="Pictures/100008AC000001BE000001BE45F4079C706CCC08.svg"/>
      </style:chart-properties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004">
      <style:chart-properties chart:symbol-type="none" chart:link-data-style-to-source="true"/>
      <style:graphic-properties svg:stroke-width="0.1cm" svg:stroke-color="#ce181e" svg:stroke-opacity="70%" draw:fill-color="#ce181e" draw:opacity="70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bcc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2cm" svg:height="10.002cm" xlink:href=".." xlink:type="simple" chart:class="chart:line" chart:style-name="ch1">
        <chart:title svg:x="11.953cm" svg:y="0.336cm" chart:style-name="ch2">
          <text:p>Tytuł</text:p>
        </chart:title>
        <chart:subtitle svg:x="12.178cm" svg:y="1.315cm" chart:style-name="ch3">
          <text:p>XD</text:p>
        </chart:subtitle>
        <chart:legend chart:legend-position="end" svg:x="21.882cm" svg:y="4.702cm" style:legend-expansion="high" chart:style-name="ch4"/>
        <chart:plot-area chart:style-name="ch5" table:cell-range-address="'1. Giełda'.A1:'1. Giełda'.B22" chart:data-source-has-labels="both" svg:x="1.51cm" svg:y="2.365cm" svg:width="19.866cm" svg:height="8.835cm">
          <chartooo:coordinate-region svg:x="3.269cm" svg:y="2.564cm" svg:width="16.347cm" svg:height="4.416cm"/>
          <chart:axis chart:dimension="x" chart:name="primary-x" chart:style-name="ch6" chartooo:axis-type="auto">
            <chartooo:date-scale/>
            <chart:title svg:x="11.042cm" svg:y="9.442cm" chart:style-name="ch7">
              <text:p>Data</text:p>
            </chart:title>
            <chart:categories table:cell-range-address="'1. Giełda'.A2:'1. Giełda'.A22"/>
            <chart:grid chart:class="major"/>
          </chart:axis>
          <chart:axis chart:dimension="y" chart:name="primary-y" chart:style-name="ch8">
            <chart:title svg:x="0.449cm" svg:y="7.659cm" chart:style-name="ch9">
              <text:p>Indeks WIG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percentage" chart:data-label-text="true" chart:data-label-symbol="false" chart:label-position="outside"/>
      <style:graphic-properties draw:stroke="none" draw:fill-color="#004586" fo:wrap-option="wrap" dr3d:edge-rounding="5%"/>
      <style:paragraph-properties style:writing-mode="rl-tb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78cm" svg:height="9.421cm" xlink:href=".." xlink:type="simple" chart:class="chart:circle" chart:style-name="ch1">
        <chart:title svg:x="6.646cm" svg:y="0.324cm" chart:style-name="ch2">
          <text:p>Wybory samorządowe</text:p>
        </chart:title>
        <chart:legend chart:legend-position="end" svg:x="13.63cm" svg:y="3.664cm" style:legend-expansion="high" chart:style-name="ch3"/>
        <chart:plot-area chart:style-name="ch4" table:cell-range-address="'2. Wybory'.A1:'2. Wybory'.B5" chart:data-source-has-labels="both" svg:x="0.357cm" svg:y="1.291cm" svg:width="12.916cm" svg:height="7.942cm">
          <chartooo:coordinate-region svg:x="2.617cm" svg:y="1.974cm" svg:width="7.259cm" svg:height="7.259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99cm" svg:height="15.188cm" xlink:href=".." xlink:type="simple" chart:class="chart:line" chart:style-name="ch1">
        <chart:legend chart:legend-position="end" svg:x="23.651cm" svg:y="7.295cm" style:legend-expansion="high" chart:style-name="ch2"/>
        <chart:plot-area chart:style-name="ch3" table:cell-range-address="'5. Pomiary'.A2:'5. Pomiary'.B33" chart:data-source-has-labels="column" svg:x="0.519cm" svg:y="0.302cm" svg:width="19.787cm" svg:height="14.58cm">
          <chartooo:coordinate-region svg:x="1.061cm" svg:y="0.501cm" svg:width="19.245cm" svg:height="14.182cm"/>
          <chart:axis chart:dimension="x" chart:name="primary-x" chart:style-name="ch4" chartooo:axis-type="auto">
            <chartooo:date-scale/>
            <chart:categories table:cell-range-address="'5. Pomiary'.A2:'5. Pomiary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. Pomiary'.B2:'5. Pomiary'.B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5. Pomiary'.A2:'5. Pomiary'.A33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